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3" style:family="paragraph" style:parent-style-name="Standard">
      <style:paragraph-properties fo:margin-top="0in" fo:margin-bottom="0.1598in" style:contextual-spacing="false"/>
      <style:text-properties style:font-name="Lato" officeooo:paragraph-rsid="0025d318"/>
    </style:style>
    <style:style style:name="P4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5" style:family="paragraph" style:parent-style-name="Standard" style:list-style-name="L2">
      <style:paragraph-properties fo:margin-top="0in" fo:margin-bottom="0.1598in" style:contextual-spacing="false"/>
      <style:text-properties style:font-name="Lato"/>
    </style:style>
    <style:style style:name="P6" style:family="paragraph" style:parent-style-name="Standard" style:list-style-name="L3">
      <style:paragraph-properties fo:margin-top="0in" fo:margin-bottom="0.1598in" style:contextual-spacing="false"/>
      <style:text-properties style:font-name="Lato"/>
    </style:style>
    <style:style style:name="P7" style:family="paragraph" style:parent-style-name="Standard" style:list-style-name="L4">
      <style:paragraph-properties fo:margin-top="0in" fo:margin-bottom="0.1598in" style:contextual-spacing="false"/>
      <style:text-properties style:font-name="Lato"/>
    </style:style>
    <style:style style:name="P8" style:family="paragraph" style:parent-style-name="Standard" style:list-style-name="L5">
      <style:paragraph-properties fo:margin-top="0in" fo:margin-bottom="0.1598in" style:contextual-spacing="false"/>
      <style:text-properties style:font-name="Lato"/>
    </style:style>
    <style:style style:name="P9" style:family="paragraph" style:parent-style-name="Standard" style:list-style-name="L6">
      <style:paragraph-properties fo:margin-top="0in" fo:margin-bottom="0.1598in" style:contextual-spacing="false"/>
      <style:text-properties style:font-name="Lato"/>
    </style:style>
    <style:style style:name="P10" style:family="paragraph" style:parent-style-name="Standard" style:list-style-name="L7">
      <style:paragraph-properties fo:margin-top="0in" fo:margin-bottom="0.1598in" style:contextual-spacing="false"/>
      <style:text-properties style:font-name="Lato"/>
    </style:style>
    <style:style style:name="P11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12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13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style:style style:name="P14" style:family="paragraph" style:parent-style-name="Standard" style:list-style-name="L10">
      <style:paragraph-properties fo:margin-top="0in" fo:margin-bottom="0.1598in" style:contextual-spacing="false"/>
      <style:text-properties style:font-name="Lato" fo:background-color="#d4ea6b"/>
    </style:style>
    <style:style style:name="P15" style:family="paragraph" style:parent-style-name="Standard" style:list-style-name="L9">
      <style:paragraph-properties fo:margin-top="0in" fo:margin-bottom="0.1598in" style:contextual-spacing="false"/>
      <style:text-properties style:font-name="Lato" fo:background-color="#d4ea6b"/>
    </style:style>
    <style:style style:name="P16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#d4ea6b"/>
    </style:style>
    <style:style style:name="P17" style:family="paragraph" style:parent-style-name="Standard" style:list-style-name="L7">
      <style:paragraph-properties fo:margin-top="0in" fo:margin-bottom="0.1598in" style:contextual-spacing="false"/>
      <style:text-properties style:font-name="Lato" fo:background-color="#d4ea6b"/>
    </style:style>
    <style:style style:name="P18" style:family="paragraph" style:parent-style-name="Standard" style:list-style-name="L6">
      <style:paragraph-properties fo:margin-top="0in" fo:margin-bottom="0.1598in" style:contextual-spacing="false"/>
      <style:text-properties style:font-name="Lato" fo:background-color="#d4ea6b"/>
    </style:style>
    <style:style style:name="P19" style:family="paragraph" style:parent-style-name="Standard" style:list-style-name="L4">
      <style:paragraph-properties fo:margin-top="0in" fo:margin-bottom="0.1598in" style:contextual-spacing="false"/>
      <style:text-properties style:font-name="Lato" fo:background-color="#d4ea6b"/>
    </style:style>
    <style:style style:name="P20" style:family="paragraph" style:parent-style-name="Standard" style:list-style-name="L3">
      <style:paragraph-properties fo:margin-top="0in" fo:margin-bottom="0.1598in" style:contextual-spacing="false"/>
      <style:text-properties style:font-name="Lato" fo:background-color="#d4ea6b"/>
    </style:style>
    <style:style style:name="P21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#d4ea6b"/>
    </style:style>
    <style:style style:name="P22" style:family="paragraph" style:parent-style-name="Standard" style:list-style-name="L2">
      <style:paragraph-properties fo:margin-top="0in" fo:margin-bottom="0.1598in" style:contextual-spacing="false"/>
      <style:text-properties style:font-name="Lato" fo:background-color="#d4ea6b"/>
    </style:style>
    <style:style style:name="P23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transparent"/>
    </style:style>
    <style:style style:name="P24" style:family="paragraph" style:parent-style-name="Standard" style:list-style-name="L5">
      <style:paragraph-properties fo:margin-top="0in" fo:margin-bottom="0.1598in" style:contextual-spacing="false"/>
      <style:text-properties style:font-name="Lato" fo:background-color="transparent"/>
    </style:style>
    <style:style style:name="P25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transparen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Accessibility within a GUI environment can be improved by which of the following?</text:p>
      <text:list xml:id="list229811237" text:style-name="L10">
        <text:list-item>
          <text:p text:style-name="P13">Screen magnifier</text:p>
        </text:list-item>
        <text:list-item>
          <text:p text:style-name="P13">Text-to-speech screen reader</text:p>
        </text:list-item>
        <text:list-item>
          <text:p text:style-name="P14">All choices are valid</text:p>
        </text:list-item>
        <text:list-item>
          <text:p text:style-name="P13">Automatic clicking</text:p>
        </text:list-item>
      </text:list>
      <text:p text:style-name="P1"/>
      <text:p text:style-name="P1">Question 2</text:p>
      <text:p text:style-name="P1">A user wants to perform key combinations such as Ctrl+C without needing to hold both keys at once. The user should enable:</text:p>
      <text:list xml:id="list394677841" text:style-name="L9">
        <text:list-item>
          <text:p text:style-name="P12">Repeat Keys</text:p>
        </text:list-item>
        <text:list-item>
          <text:p text:style-name="P15">Sticky Keys</text:p>
        </text:list-item>
        <text:list-item>
          <text:p text:style-name="P12">Mouse Keys</text:p>
        </text:list-item>
        <text:list-item>
          <text:p text:style-name="P12">Slow Keys</text:p>
        </text:list-item>
      </text:list>
      <text:p text:style-name="P1"/>
      <text:p text:style-name="P1">Question 3</text:p>
      <text:p text:style-name="P1">Which of the following keys is the opposite of Repeat Keys and should not be enabled at the same time as Repeat Keys?</text:p>
      <text:list xml:id="list3530274231" text:style-name="L8">
        <text:list-item>
          <text:p text:style-name="P11">Sticky keys</text:p>
        </text:list-item>
        <text:list-item>
          <text:p text:style-name="P16">Slow keys</text:p>
        </text:list-item>
        <text:list-item>
          <text:p text:style-name="P23">Bounce keys</text:p>
        </text:list-item>
        <text:list-item>
          <text:p text:style-name="P11">Toggle keys</text:p>
        </text:list-item>
      </text:list>
      <text:p text:style-name="P1"/>
      <text:p text:style-name="P1"/>
      <text:p text:style-name="P1">Question 4</text:p>
      <text:p text:style-name="P1">The system administrator is setting up the audio feedback mechanism when keyboard modifier keys are pressed. This is an example of:</text:p>
      <text:list xml:id="list4120407554" text:style-name="L7">
        <text:list-item>
          <text:p text:style-name="P10">Mouse keys</text:p>
        </text:list-item>
        <text:list-item>
          <text:p text:style-name="P10">Bounce keys</text:p>
        </text:list-item>
        <text:list-item>
          <text:p text:style-name="P17">Toggle keys</text:p>
        </text:list-item>
        <text:list-item>
          <text:p text:style-name="P10">Repeat keys</text:p>
        </text:list-item>
      </text:list>
      <text:p text:style-name="P3"><text:soft-page-break/>Question 5</text:p>
      <text:p text:style-name="P1">The system administrator wants to use the keyboard for moving the mouse pointer around the screen. This is done by implementing:</text:p>
      <text:list xml:id="list3419444944" text:style-name="L6">
        <text:list-item>
          <text:p text:style-name="P18">Mouse keys</text:p>
        </text:list-item>
        <text:list-item>
          <text:p text:style-name="P9">Toggle keys</text:p>
        </text:list-item>
        <text:list-item>
          <text:p text:style-name="P9">Bounce keys</text:p>
        </text:list-item>
        <text:list-item>
          <text:p text:style-name="P9">Repeat keys</text:p>
        </text:list-item>
      </text:list>
      <text:p text:style-name="P1"/>
      <text:p text:style-name="P1">Question 6</text:p>
      <text:p text:style-name="P1">Orca is currently set to use the Laptop keyboard layout. Which of the following keys will be designated as the Orca key?</text:p>
      <text:list xml:id="list2004515295" text:style-name="L5">
        <text:list-item>
          <text:p text:style-name="P8">Caps Lock</text:p>
        </text:list-item>
        <text:list-item>
          <text:p text:style-name="P8">Print screen</text:p>
        </text:list-item>
        <text:list-item>
          <text:p text:style-name="P8">Insert</text:p>
        </text:list-item>
        <text:list-item>
          <text:p text:style-name="P24">Shift</text:p>
        </text:list-item>
      </text:list>
      <text:p text:style-name="P1"/>
      <text:p text:style-name="P1">Question 7</text:p>
      <text:p text:style-name="P1">Which of the following applications can be used to read aloud the text from a file?</text:p>
      <text:list xml:id="list4168086512" text:style-name="L4">
        <text:list-item>
          <text:p text:style-name="P7">Espeak</text:p>
        </text:list-item>
        <text:list-item>
          <text:p text:style-name="P19">All choices are valid</text:p>
        </text:list-item>
        <text:list-item>
          <text:p text:style-name="P7">Emacspeak</text:p>
        </text:list-item>
        <text:list-item>
          <text:p text:style-name="P7">Orca</text:p>
        </text:list-item>
      </text:list>
      <text:p text:style-name="P1"/>
      <text:p text:style-name="P1"/>
      <text:p text:style-name="P1">Question 8</text:p>
      <text:p text:style-name="P1">The ____________ keys help prevent a key from being repeated if it is pressed again too quickly after the first time it is pressed.</text:p>
      <text:list xml:id="list1379861396" text:style-name="L3">
        <text:list-item>
          <text:p text:style-name="P20">Bounce</text:p>
        </text:list-item>
        <text:list-item>
          <text:p text:style-name="P6">Slow</text:p>
        </text:list-item>
        <text:list-item>
          <text:p text:style-name="P6">Sticky</text:p>
        </text:list-item>
        <text:list-item>
          <text:p text:style-name="P6">Repeat</text:p>
        </text:list-item>
      </text:list>
      <text:p text:style-name="P1"><text:soft-page-break/>Question 9</text:p>
      <text:p text:style-name="P1">The _________ key setting can prevent the user from accidentally repeating keys if they type too slowly.</text:p>
      <text:list xml:id="list1408156098" text:style-name="L1">
        <text:list-item>
          <text:p text:style-name="P25">Slow</text:p>
        </text:list-item>
        <text:list-item>
          <text:p text:style-name="P21">Toggle</text:p>
        </text:list-item>
        <text:list-item>
          <text:p text:style-name="P4">Repeat</text:p>
        </text:list-item>
        <text:list-item>
          <text:p text:style-name="P4">Sticky</text:p>
          <text:p text:style-name="P4"/>
        </text:list-item>
      </text:list>
      <text:p text:style-name="P1"/>
      <text:p text:style-name="P1"/>
      <text:p text:style-name="P1">Question 10</text:p>
      <text:p text:style-name="P1">Visual cues like, flashing of window title bar on the complete screen, can be set using __________ keys feature.</text:p>
      <text:list xml:id="list343447930" text:style-name="L2">
        <text:list-item>
          <text:p text:style-name="P5">Slow</text:p>
        </text:list-item>
        <text:list-item>
          <text:p text:style-name="P5">Sticky</text:p>
        </text:list-item>
        <text:list-item>
          <text:p text:style-name="P22">Toggle</text:p>
        </text:list-item>
        <text:list-item>
          <text:p text:style-name="P5">Repea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05T14:08:20.648057590</dc:date>
    <meta:editing-duration>PT28M31S</meta:editing-duration>
    <meta:editing-cycles>10</meta:editing-cycles>
    <meta:generator>LibreOffice/7.3.2.2$Linux_X86_64 LibreOffice_project/30$Build-2</meta:generator>
    <meta:document-statistic meta:table-count="0" meta:image-count="0" meta:object-count="0" meta:page-count="3" meta:paragraph-count="60" meta:word-count="326" meta:character-count="1700" meta:non-whitespace-character-count="1474"/>
  </office:meta>
</office:document-meta>
</file>